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12f7" officeooo:paragraph-rsid="001d12f7"/>
    </style:style>
    <style:style style:name="P2" style:family="paragraph" style:parent-style-name="Standard">
      <style:text-properties officeooo:rsid="001e8310" officeooo:paragraph-rsid="001e8310"/>
    </style:style>
    <style:style style:name="P3" style:family="paragraph" style:parent-style-name="Standard">
      <style:text-properties officeooo:rsid="001e8310" officeooo:paragraph-rsid="00266551"/>
    </style:style>
    <style:style style:name="P4" style:family="paragraph" style:parent-style-name="Standard">
      <style:text-properties officeooo:rsid="001f9e8c" officeooo:paragraph-rsid="001f9e8c"/>
    </style:style>
    <style:style style:name="P5" style:family="paragraph" style:parent-style-name="Standard">
      <style:text-properties officeooo:rsid="001fc833" officeooo:paragraph-rsid="001fc833"/>
    </style:style>
    <style:style style:name="P6" style:family="paragraph" style:parent-style-name="Standard">
      <style:text-properties officeooo:rsid="00269df3" officeooo:paragraph-rsid="00269df3"/>
    </style:style>
    <style:style style:name="P7" style:family="paragraph" style:parent-style-name="Standard">
      <style:text-properties officeooo:rsid="0028968d" officeooo:paragraph-rsid="0028968d"/>
    </style:style>
    <style:style style:name="P8" style:family="paragraph" style:parent-style-name="Standard">
      <style:text-properties officeooo:rsid="002caabd" officeooo:paragraph-rsid="002caabd"/>
    </style:style>
    <style:style style:name="P9" style:family="paragraph" style:parent-style-name="Standard">
      <style:text-properties officeooo:rsid="0039feaa" officeooo:paragraph-rsid="0039feaa"/>
    </style:style>
    <style:style style:name="P10" style:family="paragraph" style:parent-style-name="Standard">
      <style:text-properties officeooo:rsid="003b692c" officeooo:paragraph-rsid="003b692c"/>
    </style:style>
    <style:style style:name="P11" style:family="paragraph" style:parent-style-name="Standard">
      <style:text-properties officeooo:rsid="003f26ee" officeooo:paragraph-rsid="003f26ee"/>
    </style:style>
    <style:style style:name="P12" style:family="paragraph" style:parent-style-name="Standard">
      <style:text-properties officeooo:rsid="0040f8d7" officeooo:paragraph-rsid="0040f8d7"/>
    </style:style>
    <style:style style:name="P13" style:family="paragraph" style:parent-style-name="Standard">
      <style:text-properties officeooo:rsid="0044d234" officeooo:paragraph-rsid="0044d234"/>
    </style:style>
    <style:style style:name="P14" style:family="paragraph" style:parent-style-name="Standard">
      <style:text-properties officeooo:rsid="0045fd08" officeooo:paragraph-rsid="0045fd08"/>
    </style:style>
    <style:style style:name="P15" style:family="paragraph" style:parent-style-name="Standard">
      <style:text-properties officeooo:rsid="00503a43" officeooo:paragraph-rsid="00503a43"/>
    </style:style>
    <style:style style:name="P16" style:family="paragraph" style:parent-style-name="Standard">
      <style:text-properties officeooo:rsid="00543df8" officeooo:paragraph-rsid="00543df8"/>
    </style:style>
    <style:style style:name="P17" style:family="paragraph" style:parent-style-name="Preformatted_20_Text">
      <style:text-properties officeooo:rsid="0028968d" officeooo:paragraph-rsid="0028968d"/>
    </style:style>
    <style:style style:name="P18" style:family="paragraph" style:parent-style-name="Preformatted_20_Text">
      <style:text-properties officeooo:rsid="0028968d" officeooo:paragraph-rsid="00396ca5"/>
    </style:style>
    <style:style style:name="P19" style:family="paragraph" style:parent-style-name="Preformatted_20_Text">
      <style:text-properties fo:font-variant="normal" fo:text-transform="none" fo:color="#ba2121" style:font-name="monospace" fo:font-size="10.5pt" fo:letter-spacing="normal" fo:font-style="normal" fo:font-weight="normal" officeooo:rsid="0028968d" officeooo:paragraph-rsid="0028968d" loext:padding="0cm" loext:border="none"/>
    </style:style>
    <style:style style:name="P20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543df8" officeooo:paragraph-rsid="00543df8"/>
    </style:style>
    <style:style style:name="P21" style:family="paragraph" style:parent-style-name="Preformatted_20_Text">
      <style:text-properties officeooo:paragraph-rsid="00396ca5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396ca5"/>
    </style:style>
    <style:style style:name="P24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2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2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36ea39"/>
    </style:style>
    <style:style style:name="P2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fo:letter-spacing="normal"/>
    </style:style>
    <style:style style:name="P2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3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592e5e" officeooo:paragraph-rsid="00592e5e"/>
    </style:style>
    <style:style style:name="P3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 officeooo:rsid="00597c5f" officeooo:paragraph-rsid="00597c5f"/>
    </style:style>
    <style:style style:name="P33" style:family="paragraph" style:parent-style-name="Standard">
      <style:text-properties officeooo:rsid="00543df8" officeooo:paragraph-rsid="00543df8"/>
    </style:style>
    <style:style style:name="P34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543df8" officeooo:paragraph-rsid="005bc688"/>
    </style:style>
    <style:style style:name="T1" style:family="text">
      <style:text-properties officeooo:rsid="001fc833"/>
    </style:style>
    <style:style style:name="T2" style:family="text">
      <style:text-properties officeooo:rsid="0021a30e"/>
    </style:style>
    <style:style style:name="T3" style:family="text">
      <style:text-properties officeooo:rsid="0022291a"/>
    </style:style>
    <style:style style:name="T4" style:family="text">
      <style:text-properties officeooo:rsid="0033ea2e"/>
    </style:style>
    <style:style style:name="T5" style:family="text">
      <style:text-properties fo:font-size="15pt" fo:font-weight="bold" officeooo:rsid="0033ea2e" style:font-size-asian="15pt" style:font-weight-asian="bold" style:font-size-complex="15pt" style:font-weight-complex="bold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4292e" fo:letter-spacing="normal" loext:padding="0cm" loext:border="none"/>
    </style:style>
    <style:style style:name="T8" style:family="text">
      <style:text-properties fo:font-variant="normal" fo:text-transform="none" fo:color="#ba2121" style:font-name="monospace" fo:font-size="10.5pt" fo:letter-spacing="normal" fo:font-style="normal" fo:font-weight="normal" officeooo:rsid="0028968d" loext:padding="0cm" loext:border="none"/>
    </style:style>
    <style:style style:name="T9" style:family="text">
      <style:text-properties fo:font-variant="normal" fo:text-transform="none" fo:color="#ba2121" style:font-name="monospace" fo:font-size="10.5pt" fo:letter-spacing="normal" fo:font-style="normal" fo:font-weight="normal" loext:padding="0cm" loext:border="none"/>
    </style:style>
    <style:style style:name="T10" style:family="text">
      <style:text-properties officeooo:rsid="0038c488"/>
    </style:style>
    <style:style style:name="T11" style:family="text">
      <style:text-properties officeooo:rsid="0038df8b"/>
    </style:style>
    <style:style style:name="T12" style:family="text">
      <style:text-properties officeooo:rsid="003bdf09"/>
    </style:style>
    <style:style style:name="T13" style:family="text">
      <style:text-properties style:font-name="SFMono-Regular" fo:font-size="9.75pt" fo:font-style="normal" fo:font-weight="normal"/>
    </style:style>
    <style:style style:name="T14" style:family="text">
      <style:text-properties fo:color="#6f42c1"/>
    </style:style>
    <style:style style:name="T15" style:family="text">
      <style:text-properties fo:color="#6f42c1" style:font-name="SFMono-Regular" fo:font-size="9.75pt" fo:font-style="normal" fo:font-weight="normal"/>
    </style:style>
    <style:style style:name="T16" style:family="text">
      <style:text-properties fo:color="#d73a49"/>
    </style:style>
    <style:style style:name="T17" style:family="text">
      <style:text-properties fo:color="#005c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era detection</text:p>
      <text:p text:style-name="P1">资料：</text:p>
      <text:p text:style-name="P1">谷歌：</text:p>
      <text:p text:style-name="P1">目标检测<text:span text:style-name="T2">：</text:span></text:p>
      <text:p text:style-name="P1"><text:a xlink:type="simple" xlink:href="https://github.com/tensorflow/examples/tree/master/lite/examples/object_detection/android" text:style-name="Internet_20_link" text:visited-style-name="Visited_20_Internet_20_Link">https://github.com/tensorflow/examples/tree/master/lite/examples/object_detection/android</text:a></text:p>
      <text:p text:style-name="P1"><text:a xlink:type="simple" xlink:href="https://www.tensorflow.org/lite/models/object_detection/overview" text:style-name="Internet_20_link" text:visited-style-name="Visited_20_Internet_20_Link">https://www.tensorflow.org/lite/models/object_detection/overview</text:a></text:p>
      <text:p text:style-name="P1"><text:a xlink:type="simple" xlink:href="https://www.tensorflow.org/lite/inference_with_metadata/task_library/object_detector" text:style-name="Internet_20_link" text:visited-style-name="Visited_20_Internet_20_Link">https://www.tensorflow.org/lite/inference_with_metadata/task_library/object_detector</text:a></text:p>
      <text:p text:style-name="P1">模型<text:span text:style-name="T2">：</text:span><text:a xlink:type="simple" xlink:href="https://tfhub.dev/tensorflow/lite-model/ssd_mobilenet_v1/1/default/1" text:style-name="Internet_20_link" text:visited-style-name="Visited_20_Internet_20_Link"><text:span text:style-name="T2">https://tfhub.dev/tensorflow/lite-model/ssd_mobilenet_v1/1/default/1</text:span></text:a></text:p>
      <text:p text:style-name="P1">转tflite：</text:p>
      <text:p text:style-name="P1">https://github.com/tensorflow/models/blob/master/research/object_detection/g3doc/running_on_mobile_tf2.md</text:p>
      <text:p text:style-name="P1"/>
      <text:p text:style-name="P1">image_<text:span text:style-name="T1">classify</text:span></text:p>
      <text:p text:style-name="P1"><text:bookmark-start text:name="__DdeLink__1527_3118983854"/><text:a xlink:type="simple" xlink:href="https://github.com/tensorflow/examples/tree/master/lite/examples/image_classification/android" text:style-name="Internet_20_link" text:visited-style-name="Visited_20_Internet_20_Link">https://github.com/tensorflow/examples/tree/master/lite/examples/image_classification/android</text:a><text:bookmark-end text:name="__DdeLink__1527_3118983854"/></text:p>
      <text:p text:style-name="P5">函数细节</text:p>
      <text:p text:style-name="P5">https://github.com/tensorflow/examples/blob/master/lite/examples/image_classification/android/EXPLORE_THE_CODE.md</text:p>
      <text:p text:style-name="P1"/>
      <text:p text:style-name="P8">重新训练模型：</text:p>
      <text:p text:style-name="P8"><text:a xlink:type="simple" xlink:href="https://tensorflow.google.cn/lite/models/object_detection/overview?hl=zh-cn" text:style-name="Internet_20_link" text:visited-style-name="Visited_20_Internet_20_Link">https://tensorflow.google.cn/lite/models/object_detection/overview?hl=zh-cn</text:a></text:p>
      <text:p text:style-name="P8">https://github.com/tensorflow/models/blob/master/research/object_detection/colab_tutorials/eager_few_shot_od_training_tf2_colab.ipynb</text:p>
      <text:p text:style-name="P8">transfer learning<text:span text:style-name="T4">(</text:span><text:span text:style-name="T5">非常重要)</text:span></text:p>
      <text:p text:style-name="P8"><text:a xlink:type="simple" xlink:href="https://medium.com/tensorflow/training-and-serving-a-realtime-mobile-object-detector-in-30-minutes-with-cloud-tpus-b78971cf1193" text:style-name="Internet_20_link" text:visited-style-name="Visited_20_Internet_20_Link">https://medium.com/tensorflow/training-and-serving-a-realtime-mobile-object-detector-in-30-minutes-with-cloud-tpus-b78971cf1193</text:a></text:p>
      <text:p text:style-name="P11">从迁移学习到产生.tflite模型</text:p>
      <text:p text:style-name="P8">https://github.com/tensorflow/models/blob/master/research/object_detection/colab_tutorials/eager_few_shot_od_training_tflite.ipynb</text:p>
      <text:p text:style-name="P1"/>
      <text:p text:style-name="P1">gihub demo</text:p>
      <text:p text:style-name="P1"><text:a xlink:type="simple" xlink:href="https://github.com/natanielruiz/android-yolo" text:style-name="Internet_20_link" text:visited-style-name="Visited_20_Internet_20_Link">https://github.com/natanielruiz/android-yolo</text:a></text:p>
      <text:p text:style-name="P1"/>
      <text:p text:style-name="P4">图片分类google</text:p>
      <text:p text:style-name="P4">https://github.com/tensorflow/examples/blob/master/lite/examples/image_classification/android/README.md</text:p>
      <text:p text:style-name="P1"/>
      <text:p text:style-name="P2">mtcnn-tensorflow</text:p>
      <text:p text:style-name="P2"><text:a xlink:type="simple" xlink:href="https://github.com/AITTSMD/MTCNN-Tensorflow" text:style-name="Internet_20_link" text:visited-style-name="Visited_20_Internet_20_Link">https://github.com/AITTSMD/MTCNN-Tensorflow</text:a></text:p>
      <text:p text:style-name="P2"/>
      <text:p text:style-name="P2">看不懂/待学习<text:span text:style-name="T10">：</text:span></text:p>
      <text:p text:style-name="P2">benchmark<text:span text:style-name="T3">：</text:span><text:a xlink:type="simple" xlink:href="https://www.tensorflow.org/lite/performance/measurement" text:style-name="Internet_20_link" text:visited-style-name="Visited_20_Internet_20_Link"><text:span text:style-name="T3">https://www.tensorflow.org/lite/performance/measurement</text:span></text:a></text:p>
      <text:p text:style-name="P2"><text:a xlink:type="simple" xlink:href="https://research.google.com/colaboratory/local-runtimes.html" text:style-name="Internet_20_link" text:visited-style-name="Visited_20_Internet_20_Link">https://research.google.com/colaboratory/local-runtimes.html</text:a></text:p>
      <text:p text:style-name="P2">对理解谷歌目标检测代码有用<text:span text:style-name="T12">：https://www.cnblogs.com/zyly/p/9267426.html</text:span></text:p>
      <text:p text:style-name="P2"/>
      <text:p text:style-name="P2">花朵识别demo</text:p>
      <text:p text:style-name="P2">https://codelabs.developers.google.com/codelabs/recognize-flowers-with-tensorflow-on-android/#5</text:p>
      <text:p text:style-name="P2"/>
      <text:p text:style-name="P3">模型下载地址：</text:p>
      <text:p text:style-name="P3"><text:a xlink:type="simple" xlink:href="https://tfhub.dev/tensorflow/lite-model/ssd_mobilenet_v1/1/metadata/2?lite-format=tflite" text:style-name="Internet_20_link" text:visited-style-name="Visited_20_Internet_20_Link">https://tfhub.dev/tensorflow/lite-model/ssd_mobilenet_v1/1/metadata/2?lite-format=tflite</text:a></text:p>
      <text:p text:style-name="P6">COCO：</text:p>
      <text:p text:style-name="P6"><text:soft-page-break/><text:a xlink:type="simple" xlink:href="https://cocodataset.org/#home" text:style-name="Internet_20_link" text:visited-style-name="Visited_20_Internet_20_Link">https://cocodataset.org/#home</text:a></text:p>
      <text:p text:style-name="P7">模型列表：</text:p>
      <text:p text:style-name="P7"><text:a xlink:type="simple" xlink:href="https://github.com/tensorflow/models/blob/master/research/object_detection/g3doc/tf2_detection_zoo.md" text:style-name="Internet_20_link" text:visited-style-name="Visited_20_Internet_20_Link">https://github.com/tensorflow/models/blob/master/research/object_detection/g3doc/tf2_detection_zoo.md</text:a></text:p>
      <text:p text:style-name="P7"/>
      <text:p text:style-name="P17"><text:span text:style-name="Source_20_Text"><text:span text:style-name="T6">python3 object_detection/export_tflite_ssd_graph.py \</text:span></text:span></text:p>
      <text:p text:style-name="P26"><text:span text:style-name="Source_20_Text"><text:span text:style-name="T7"><text:s text:c="2"/></text:span></text:span><text:span text:style-name="Source_20_Text"><text:span text:style-name="T6">--pipeline_config_path object_detection/</text:span></text:span><text:span text:style-name="Source_20_Text"><text:span text:style-name="T8">configs/tf2/ssd_resnet50_v1_fpn_640x640_coco17_tpu-8.config</text:span></text:span><text:span text:style-name="Source_20_Text"><text:span text:style-name="T6"> \</text:span></text:span></text:p>
      <text:p text:style-name="P26"><text:span text:style-name="Source_20_Text"><text:span text:style-name="T7"><text:s text:c="2"/></text:span></text:span><text:span text:style-name="Source_20_Text"><text:span text:style-name="T6">--trained_checkpoint_prefix </text:span></text:span><text:span text:style-name="Source_20_Text"><text:span text:style-name="T9">object_detection/test_data/checkpoint/ckpt-0</text:span></text:span></text:p>
      <text:p text:style-name="P26"><text:span text:style-name="Source_20_Text"><text:span text:style-name="T6"><text:s/>\</text:span></text:span></text:p>
      <text:p text:style-name="P25"><text:span text:style-name="Source_20_Text"><text:span text:style-name="T7"><text:s text:c="2"/></text:span></text:span><text:span text:style-name="Source_20_Text"><text:span text:style-name="T6">--output_directory exported_model</text:span></text:span></text:p>
      <text:p text:style-name="P7"/>
      <text:p text:style-name="P7"/>
      <text:p text:style-name="P19">models/research/object_detection/configs/tf2/ssd_resnet50_v1_fpn_640x640_coco17_tpu-8.config</text:p>
      <text:p text:style-name="P7"/>
      <text:p text:style-name="P7"/>
      <text:p text:style-name="P17"><text:span text:style-name="Source_20_Text">tflite_convert \</text:span></text:p>
      <text:p text:style-name="Preformatted_20_Text"><text:span text:style-name="Source_20_Text"><text:s text:c="2"/>--input_shape=1,</text:span><text:span text:style-name="Source_20_Text"><text:span text:style-name="T11">64</text:span></text:span><text:span text:style-name="Source_20_Text">0,</text:span><text:span text:style-name="Source_20_Text"><text:span text:style-name="T11">64</text:span></text:span><text:span text:style-name="Source_20_Text">0,3 \</text:span></text:p>
      <text:p text:style-name="Preformatted_20_Text"><text:span text:style-name="Source_20_Text"><text:s text:c="2"/>--input_arrays=normalized_input_image_tensor \</text:span></text:p>
      <text:p text:style-name="Preformatted_20_Text"><text:span text:style-name="Source_20_Text"><text:s text:c="2"/>--output_arrays=TFLite_Detection_PostProcess,TFLite_Detection_PostProcess:1,TFLite_Detection_PostProcess:2,TFLite_Detection_PostProcess:3 \</text:span></text:p>
      <text:p text:style-name="Preformatted_20_Text"><text:span text:style-name="Source_20_Text"><text:s text:c="2"/>--allow_custom_ops \</text:span></text:p>
      <text:p text:style-name="Preformatted_20_Text"><text:span text:style-name="Source_20_Text"><text:s text:c="2"/>--graph_def_file=exported_model/tflite_graph.pb \</text:span></text:p>
      <text:p text:style-name="P22"><text:span text:style-name="Source_20_Text"><text:s text:c="2"/>--output_file=&lt;directory with the TensorFlow examples repository&gt;/lite/examples/object_detection/android/app/src/main/assets/detect.tflite</text:span></text:p>
      <text:p text:style-name="P22"><text:span text:style-name="Source_20_Text"/></text:p>
      <text:p text:style-name="P18"><text:span text:style-name="Source_20_Text">tflite_convert \</text:span></text:p>
      <text:p text:style-name="P21"><text:span text:style-name="Source_20_Text"><text:s text:c="2"/>--input_shape=1,</text:span><text:span text:style-name="Source_20_Text"><text:span text:style-name="T11">64</text:span></text:span><text:span text:style-name="Source_20_Text">0,</text:span><text:span text:style-name="Source_20_Text"><text:span text:style-name="T11">64</text:span></text:span><text:span text:style-name="Source_20_Text">0,3 \</text:span></text:p>
      <text:p text:style-name="P21"><text:span text:style-name="Source_20_Text"><text:s text:c="2"/>--input_arrays=normalized_input_image_tensor \</text:span></text:p>
      <text:p text:style-name="P21"><text:span text:style-name="Source_20_Text"><text:s text:c="2"/>--output_arrays=TFLite_Detection_PostProcess,TFLite_Detection_PostProcess:1,TFLite_Detection_PostProcess:2,TFLite_Detection_PostProcess:3 \</text:span></text:p>
      <text:p text:style-name="P21"><text:span text:style-name="Source_20_Text"><text:s text:c="2"/>--allow_custom_ops \</text:span></text:p>
      <text:p text:style-name="P21"><text:span text:style-name="Source_20_Text"><text:s text:c="2"/>--graph_def_file=/home/kai/Downloads/ssd_resnet50_v1_fpn_640x640_coco17_tpu-8/saved_model/saved_model.pb \</text:span></text:p>
      <text:p text:style-name="P23"><text:span text:style-name="Source_20_Text"><text:s text:c="2"/>--output_file=/home/kai/Downloads/ssd_resnet50_v1_fpn_640x640_coco17_tpu-8/saved_model/detect.tflite</text:span></text:p>
      <text:p text:style-name="P22"><text:span text:style-name="Source_20_Text"/></text:p>
      <text:p text:style-name="P22"><text:span text:style-name="Source_20_Text">/home/kai/Downloads/ssd_resnet50_v1_fpn_640x640_coco17_tpu-8/saved_model</text:span></text:p>
      <text:p text:style-name="P7"/>
      <text:p text:style-name="P9">谷歌目标检测资料：</text:p>
      <text:p text:style-name="P9">1. 将谷歌预训练模型.tflite集成为APP，demo演示：</text:p>
      <text:p text:style-name="P9">https://github.com/tensorflow/examples/tree/master/lite/examples/object_detection/android</text:p>
      <text:p text:style-name="P10">2. <text:s/>将自己训练的模型集成为APP：</text:p>
      <text:p text:style-name="P10"><text:a xlink:type="simple" xlink:href="https://medium.com/tensorflow/training-and-serving-a-realtime-mobile-object-detector-in-30-minutes-with-cloud-tpus-b78971cf1193" text:style-name="Internet_20_link" text:visited-style-name="Visited_20_Internet_20_Link">https://medium.com/tensorflow/training-and-serving-a-realtime-mobile-object-detector-in-30-minutes-with-cloud-tpus-b78971cf1193</text:a></text:p>
      <text:p text:style-name="P10">3. 对谷歌预训练模型进行微调：</text:p>
      <text:p text:style-name="P10"><text:soft-page-break/>https://github.com/tensorflow/models/blob/master/research/object_detection/colab_tutorials/eager_few_shot_od_training_tf2_colab.ipynb</text:p>
      <text:p text:style-name="P9"/>
      <text:p text:style-name="P12">SSD MobileNet V1重新训练：</text:p>
      <text:p text:style-name="P12"><text:a xlink:type="simple" xlink:href="https://blog.csdn.net/qq_31119155/article/details/85635342?utm_medium=distribute.pc_relevant.none-task-blog-title-4&amp;spm=1001.2101.3001.4242" text:style-name="Internet_20_link" text:visited-style-name="Visited_20_Internet_20_Link">https://blog.csdn.net/qq_31119155/article/details/85635342?utm_medium=distribute.pc_relevant.none-task-blog-title-4&amp;spm=1001.2101.3001.4242</text:a></text:p>
      <text:p text:style-name="P12"><text:a xlink:type="simple" xlink:href="https://blog.csdn.net/zjj7725/article/details/103048414?utm_medium=distribute.pc_relevant.none-task-blog-BlogCommendFromMachineLearnPai2-1.channel_param&amp;depth_1-utm_source=distribute.pc_relevant.none-task-blog-BlogCommendFromMachineLearnPai2-1.channel_param" text:style-name="Internet_20_link" text:visited-style-name="Visited_20_Internet_20_Link">https://blog.csdn.net/zjj7725/article/details/103048414?utm_medium=distribute.pc_relevant.none-task-blog-BlogCommendFromMachineLearnPai2-1.channel_param&amp;depth_1-utm_source=distribute.pc_relevant.none-task-blog-BlogCommendFromMachineLearnPai2-1.channel_param</text:a></text:p>
      <text:p text:style-name="P12"/>
      <text:p text:style-name="P12"><text:s text:c="6"/>batch_norm_trainable: true</text:p>
      <text:p text:style-name="P12"><text:s text:c="6"/>use_depthwise: true</text:p>
      <text:p text:style-name="P12"/>
      <text:p text:style-name="P13">还需要解决：</text:p>
      <text:p text:style-name="P13">metadata怎样集成到model中</text:p>
      <text:p text:style-name="P13"/>
      <text:p text:style-name="P14">部署到c：</text:p>
      <text:p text:style-name="P14"><text:a xlink:type="simple" xlink:href="https://blog.csdn.net/chongtong/article/details/95355814" text:style-name="Internet_20_link" text:visited-style-name="Visited_20_Internet_20_Link">https://blog.csdn.net/chongtong/article/details/95355814</text:a></text:p>
      <text:p text:style-name="P14"><text:a xlink:type="simple" xlink:href="https://www.dazhuanlan.com/2019/10/10/5d9ee657a3d48/" text:style-name="Internet_20_link" text:visited-style-name="Visited_20_Internet_20_Link">https://www.dazhuanlan.com/2019/10/10/5d9ee657a3d48/</text:a></text:p>
      <text:p text:style-name="P14">c++调用tflite实战 <text:s/><text:a xlink:type="simple" xlink:href="https://www.cnblogs.com/jiangxinyang/p/13215724.html" text:style-name="Internet_20_link" text:visited-style-name="Visited_20_Internet_20_Link">https://www.cnblogs.com/jiangxinyang/p/13215724.html</text:a></text:p>
      <text:p text:style-name="P15">tflite安装C库 <text:a xlink:type="simple" xlink:href="https://github.com/tensorflow/tensorflow/tree/master/tensorflow/lite/c" text:style-name="Internet_20_link" text:visited-style-name="Visited_20_Internet_20_Link">https://github.com/tensorflow/tensorflow/tree/master/tensorflow/lite/c</text:a></text:p>
      <text:p text:style-name="P15">在Android中使用TFLite c++部署 https://zhuanlan.zhihu.com/p/71943778</text:p>
      <text:p text:style-name="P15"/>
      <text:p text:style-name="P16">tensorflow lite调用范本：https://github.com/tensorflow/tensorflow/blob/master/tensorflow/lite/g3doc/guide/inference.md</text:p>
      <text:p text:style-name="P20">// Load the model</text:p>
      <text:p text:style-name="P27">std::unique_ptr&lt;tflite::FlatBufferModel&gt; model =</text:p>
      <text:p text:style-name="P28"><text:s text:c="4"/><text:span text:style-name="T15">tflite::FlatBufferModel::BuildFromFile</text:span><text:span text:style-name="T13">(filename);</text:span></text:p>
      <text:p text:style-name="P24"/>
      <text:p text:style-name="P29">// Build the interpreter</text:p>
      <text:p text:style-name="P27">tflite::ops::builtin::BuiltinOpResolver resolver;</text:p>
      <text:p text:style-name="P27">std::unique_ptr&lt;tflite::Interpreter&gt; interpreter;</text:p>
      <text:p text:style-name="P27"><text:span text:style-name="T14">tflite::InterpreterBuilder</text:span>(*model, resolver)(&amp;interpreter);</text:p>
      <text:p text:style-name="P24"/>
      <text:p text:style-name="P29">// Resize input tensors, if desired.</text:p>
      <text:p text:style-name="P27">interpreter-&gt;<text:span text:style-name="T14">AllocateTensors</text:span>();</text:p>
      <text:p text:style-name="P24"/>
      <text:p text:style-name="P27"><text:span text:style-name="T16">float</text:span>* input = interpreter-&gt;typed_input_tensor&lt;<text:span text:style-name="T16">float</text:span>&gt;(<text:span text:style-name="T17">0</text:span>);</text:p>
      <text:p text:style-name="P29">// Fill `input`.</text:p>
      <text:p text:style-name="P24"/>
      <text:p text:style-name="P27">interpreter-&gt;<text:span text:style-name="T14">Invoke</text:span>();</text:p>
      <text:p text:style-name="P24"/>
      <text:p text:style-name="P27"><text:span text:style-name="T16">float</text:span>* output = interpreter→typed_output_tensor&lt;float&gt;(0);</text:p>
      <text:p text:style-name="P27"><text:span text:style-name="T16"/></text:p>
      <text:p text:style-name="P31"><text:span text:style-name="T16">编译：</text:span></text:p>
      <text:p text:style-name="P31"><text:span text:style-name="T16">g++ -o main test.cc -I../include -L../lib <text:s/>-lflatbuffers -ltensorflowlite</text:span></text:p>
      <text:p text:style-name="P32"><text:span text:style-name="T16">加入动态库路径：</text:span></text:p>
      <text:p text:style-name="P32"><text:soft-page-break/><text:span text:style-name="T16">export LD_LIBRARY_PATH=$LD_LIBRARY_PATH:/home/kai/Desktop/test/lib</text:span></text:p>
      <text:p text:style-name="P16"/>
      <text:p text:style-name="P34">[[[0.4089657 0.39028615 0.53447574 0.5700223 ] </text:p>
      <text:p text:style-name="P34">[0.8558948 0.42989227 1.0045267 0.606625 ]</text:p>
      <text:p text:style-name="P34"><text:s/>[0.3998442 0.37940985 0.5982684 0.56084234] </text:p>
      <text:p text:style-name="P34">[0.20891714 0.35454977 0.3605047 0.5166982 ] </text:p>
      <text:p text:style-name="P34">[0.97804457 0.5113069 0.99955636 0.5798416 ] </text:p>
      <text:p text:style-name="P34">[0.94513017 0.9079508 1.004485 1.0062561 ] </text:p>
      <text:p text:style-name="P34">[0.22192839 0.40005988 0.32978496 0.5397108 ]</text:p>
      <text:p text:style-name="P34">[0.9770811 0.00604879 1.0007473 0.05647356] </text:p>
      <text:p text:style-name="P34">[0.97379166 0.48825654 1.0009657 0.5576541 ] </text:p>
      <text:p text:style-name="P34">[0.3319717 0.343028 0.553981 0.66085917]]] </text:p>
      <text:p text:style-name="P34">[[0. 0. 0. 0. 0. 0. 0. 0. 0. 0.]] </text:p>
      <text:p text:style-name="P34">[[0.9743335 0.13643828 0.04565468 0.03972378 0.02167872 0.02157673 0.01734331 0.01599815 0.01430091 0.01419213]] </text:p>
      <text:p text:style-name="P34"/>
      <text:p text:style-name="P34">[[[ 0.10837875 0.28216088 0.34203565 0.53766775] [ 0.12449323 0.26207277 0.4400407 0.55033517] [ 0.19303468 0.31320673 0.3617011 0.52730924] [ 0.1292868 0.2677885 0.29452762 0.4225408 ] [ 0.8573876 0.285033 1.0003952 0.437113 ] [ 0.03426938 0.02839385 0.30346435 0.42340326] [ 0.9468248 0.36853987 1.0088819 0.46592146] [-0.00595287 0.08207253 0.20091504 0.3554146 ] [ 0.8631652 0.34014785 0.98004836 0.42484927] [ 0.00297058 0.6797067 0.01890697 0.7074748 ]]] </text:p>
      <text:p text:style-name="P34">[[0. 0. 0. 0. 0. 0. 0. 0. 0. 0.]] </text:p>
      <text:p text:style-name="P34">[[0.98810923 0.06335232 0.04161656 0.02315471 0.01933593 0.01608488 0.01454628 0.01356906 0.01081046 0.01032504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1:13:35.599247357</meta:creation-date>
    <dc:date>2020-11-05T17:33:12.581311320</dc:date>
    <meta:editing-duration>P1DT5H3M25S</meta:editing-duration>
    <meta:editing-cycles>12</meta:editing-cycles>
    <meta:generator>LibreOffice/6.0.7.3$Linux_X86_64 LibreOffice_project/00m0$Build-3</meta:generator>
    <meta:print-date>2020-09-28T18:07:42.877820306</meta:print-date>
    <meta:document-statistic meta:table-count="0" meta:image-count="0" meta:object-count="0" meta:page-count="4" meta:paragraph-count="113" meta:word-count="503" meta:character-count="6509" meta:non-whitespace-character-count="6251"/>
  </office:meta>
</office:document-meta>
</file>